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383d3c"/>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anism/molten core" calcext:value-type="string">
            <text:p>Volcanism/molten core</text:p>
          </table:table-cell>
          <table:table-cell table:style-name="Calc" table:number-columns-repeated="2"/>
          <table:table-cell table:style-name="InterimResult" table:formula="of:=COM.MICROSOFT.IFS([.M53] &lt; 500; &quot;Mostly inactive&quot;; [.M53] &lt; 1500; &quot;Sporadic/past plate t.&quot;; [.M53] &lt; 7500; &quot;Possible plate tec.&quot;; [.M53] &gt;= 7500; &quot;Volcanism/molten core&quot;)" office:value-type="string" office:string-value="Volcanism/molten core" calcext:value-type="string">
            <text:p>Volcanism/molten core</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²:</text:p>
          </table:table-cell>
          <table:table-cell table:style-name="CalcResult" table:formula="of:=[.H58]" office:value-type="string" office:string-value="Present" calcext:value-type="string">
            <text:p>Present</text:p>
          </table:table-cell>
          <table:table-cell table:style-name="Calc" table:number-columns-repeated="2"/>
          <table:table-cell table:style-name="InterimResult" table:formula="of:=COM.MICROSOFT.IFS([.F42] &lt;= 0.07; &quot;Never present&quot;; [.F45] &lt; [.I58]; &quot;Stripped away&quot;; [.F45] &gt;= [.I58]; &quot;Present&quot;)" office:value-type="string" office:string-value="Present" calcext:value-type="string">
            <text:p>Present</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³:</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emperature range between an ice moon and a “moist greenhouse”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9">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22:44:03.90056063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